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A0000000A5CBD833091249E98.gif" manifest:media-type="image/gif"/>
  <manifest:file-entry manifest:full-path="Pictures/100002000000000B0000000B7D1422FA29DDF7D5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4.249cm"/>
    </style:style>
    <style:style style:name="表格1.B" style:family="table-column">
      <style:table-column-properties style:column-width="4.251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f60" officeooo:paragraph-rsid="0018df60"/>
    </style:style>
    <style:style style:name="P2" style:family="paragraph" style:parent-style-name="Table_20_Contents">
      <style:text-properties officeooo:paragraph-rsid="0018df60"/>
    </style:style>
    <style:style style:name="P3" style:family="paragraph" style:parent-style-name="Table_20_Contents">
      <style:text-properties officeooo:rsid="001adb81" officeooo:paragraph-rsid="001adb81"/>
    </style:style>
    <style:style style:name="T1" style:family="text">
      <style:text-properties officeooo:rsid="0018df60"/>
    </style:style>
    <style:style style:name="T2" style:family="text">
      <style:text-properties officeooo:rsid="001adb81"/>
    </style:style>
    <style:style style:name="T3" style:family="text">
      <style:text-properties officeooo:rsid="001ba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D"/>
        <table:table-row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Table_20_Contents">lead<text:span text:style-name="T1">er</text:span></text:p>
          </table:table-cell>
          <table:table-cell table:style-name="表格1.A1" office:value-type="string">
            <text:p text:style-name="P1">new</text:p>
          </table:table-cell>
          <table:table-cell table:style-name="表格1.D1" office:value-type="string">
            <text:p text:style-name="P1">old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><draw:frame draw:style-name="fr1" draw:name="图像1" text:anchor-type="paragraph" svg:x="0.328cm" svg:y="0.27cm" svg:width="0.291cm" svg:height="0.291cm" draw:z-index="1"><draw:image xlink:href="Pictures/100002000000000B0000000B7D1422FA29DDF7D5.gif" xlink:type="simple" xlink:show="embed" xlink:actuate="onLoad"/></draw:frame></text:p>
            <text:p text:style-name="Table_20_Contents"><draw:frame draw:style-name="fr1" draw:name="图像2" text:anchor-type="paragraph" svg:x="0.434cm" svg:y="0.418cm" svg:width="0.291cm" svg:height="0.291cm" draw:z-index="0"><draw:image xlink:href="Pictures/100002000000000B0000000B7D1422FA29DDF7D5.gif" xlink:type="simple" xlink:show="embed" xlink:actuate="onLoad"/></draw:frame></text:p>
            <text:p text:style-name="Table_20_Contents"/>
            <text:p text:style-name="Table_20_Contents"><draw:frame draw:style-name="fr1" draw:name="图像3" text:anchor-type="paragraph" svg:x="0.302cm" svg:y="0.143cm" svg:width="0.291cm" svg:height="0.291cm" draw:z-index="2"><draw:image xlink:href="Pictures/100002000000000B0000000B7D1422FA29DDF7D5.gif" xlink:type="simple" xlink:show="embed" xlink:actuate="onLoad"/></draw:frame></text:p>
            <text:p text:style-name="Table_20_Contents"><draw:frame draw:style-name="fr1" draw:name="图像4" text:anchor-type="paragraph" svg:x="0.302cm" svg:y="0.407cm" svg:width="0.291cm" svg:height="0.291cm" draw:z-index="3"><draw:image xlink:href="Pictures/100002000000000B0000000B7D1422FA29DDF7D5.gif" xlink:type="simple" xlink:show="embed" xlink:actuate="onLoad"/></draw:frame></text:p>
            <text:p text:style-name="Table_20_Contents"/>
            <text:p text:style-name="Table_20_Contents"><draw:frame draw:style-name="fr2" draw:name="图像5" text:anchor-type="paragraph" svg:width="0.265cm" svg:height="0.265cm" draw:z-index="4"><draw:image xlink:href="Pictures/100002000000000A0000000A5CBD833091249E98.gif" xlink:type="simple" xlink:show="embed" xlink:actuate="onLoad"/></draw:frame></text:p>
            <text:p text:style-name="Table_20_Contents"/>
            <text:p text:style-name="Table_20_Contents"/>
          </table:table-cell>
        </table:table-row>
        <table:table-row>
          <table:table-cell table:style-name="表格1.A2" office:value-type="string">
            <text:p text:style-name="P1">leader从STAGING变为OLD_JOINT</text:p>
            <text:p text:style-name="P1"/>
            <text:p text:style-name="P1"/>
            <text:p text:style-name="P3">其它节点还没有创建trans_conf(跟配置相关)的成员变量</text:p>
          </table:table-cell>
          <table:table-cell table:style-name="表格1.A2" office:value-type="string">
            <text:p text:style-name="P2">当新节点的日志条目追上Leade<text:span text:style-name="T1">r节点(即response.last_log_index()==last_log_index)的时候，会导致对应新节点的voting_right变为true，当所有新节点的voting_rights变为true时(因为可能不止加入一个新节点)，置finish_staging_flag为true,并触发update_configuration_joint.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Standard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2"><text:span text:style-name="T1">update_configuration_joint会调用do_log函数向其他每一个节点(包括新节点)发送一条特殊的日志条目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Standard"/>
          </table:table-cell>
        </table:table-row>
        <table:table-row>
          <table:table-cell table:style-name="表格1.A2" office:value-type="string">
            <text:p text:style-name="Table_20_Contents">Lea<text:span text:style-name="T2">der:OLD_JOINT</text:span></text:p>
            <text:p text:style-name="Table_20_Contents"/>
            <text:p text:style-name="Table_20_Contents"/>
            <text:p text:style-name="P3">else:初始化为OLD_JOINT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当收到来自leader的特殊日志条目的时候<text:span text:style-name="T2">，调用on_update_configuration_joint函数,创建trans_conf(跟配置相关的)成员变量,并将状态置为OLD_JOINT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Lead<text:span text:style-name="T3">er:从OLD_JOINT变为JOINT</text:span></text:p>
            <text:p text:style-name="Table_20_Contents"/>
            <text:p text:style-name="Table_20_Contents">else:<text:span text:style-name="T3">OLD_JOINT</text:span></text:p>
          </table:table-cell>
          <table:table-cell table:style-name="表格1.A2" office:value-type="string">
            <text:p text:style-name="Table_20_Contents">当收到大多数从节点的响应之后<text:span text:style-name="T3">，leader置committed_joint_flag为true，调用on_update_configuration_joint_committed函数,该函数将状态置为JOINT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9:34:23.225109283</meta:creation-date>
    <dc:date>2019-10-25T20:06:44.059839252</dc:date>
    <meta:editing-duration>PT11M28S</meta:editing-duration>
    <meta:editing-cycles>2</meta:editing-cycles>
    <meta:generator>LibreOffice/5.1.6.2$Linux_X86_64 LibreOffice_project/10m0$Build-2</meta:generator>
    <meta:document-statistic meta:table-count="1" meta:image-count="5" meta:object-count="0" meta:page-count="2" meta:paragraph-count="13" meta:word-count="229" meta:character-count="598" meta:non-whitespace-character-count="598"/>
  </office:meta>
</office:document-meta>
</file>